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rentProcessingNode.invokeNodes( ProcessingNode [ ] nodes , Environment env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arentProcessingNode.invokeNodes( ProcessingNode [ ] nodes , Environment env , InvokeContext context , String currentName , Map current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